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E000000E20A1841E0.png" manifest:media-type="image/png"/>
  <manifest:file-entry manifest:full-path="Pictures/10000001000005D4000002E440E20C00.png" manifest:media-type="image/png"/>
  <manifest:file-entry manifest:full-path="Pictures/10000001000005770000030A66E1C0E6.png" manifest:media-type="image/png"/>
  <manifest:file-entry manifest:full-path="Pictures/10000001000005EA000002CB3DE7F4E2.png" manifest:media-type="image/png"/>
  <manifest:file-entry manifest:full-path="Pictures/1000000100000512000003046F917FF8.png" manifest:media-type="image/png"/>
  <manifest:file-entry manifest:full-path="Pictures/10000001000005E400000303DF7F5A72.png" manifest:media-type="image/png"/>
  <manifest:file-entry manifest:full-path="Pictures/100000010000057C0000030664DCA7D2.png" manifest:media-type="image/png"/>
  <manifest:file-entry manifest:full-path="Pictures/100000010000057B000002FC5C92D807.png" manifest:media-type="image/png"/>
  <manifest:file-entry manifest:full-path="Pictures/10000001000005EE00000308575DDCD7.png" manifest:media-type="image/png"/>
  <manifest:file-entry manifest:full-path="Pictures/10000001000005E6000002F999F99443.png" manifest:media-type="image/png"/>
  <manifest:file-entry manifest:full-path="Pictures/10000001000005BD000002EA637E49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28.702cm" style:rel-column-width="65535*"/>
    </style:style>
    <style:style style:name="t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3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4ee" officeooo:paragraph-rsid="001c24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row>
          <table:table-cell table:style-name="t1.A1" office:value-type="string">
            <text:p text:style-name="P2"><draw:frame draw:style-name="fr3" draw:name="Imagen1" text:anchor-type="char" svg:width="28.508cm" svg:height="14.476cm" draw:z-index="0"><draw:image xlink:href="Pictures/10000001000005BD000002EA637E4977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1.A2" office:value-type="string">
            <text:p text:style-name="P1"><draw:frame draw:style-name="fr2" draw:name="Imagen2" text:anchor-type="char" svg:width="28.508cm" svg:height="14.365cm" draw:z-index="1"><draw:image xlink:href="Pictures/10000001000005E6000002F999F99443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3" text:anchor-type="char" svg:width="28.508cm" svg:height="15.522cm" draw:z-index="2"><draw:image xlink:href="Pictures/100000010000057B000002FC5C92D807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4" text:anchor-type="char" svg:width="28.508cm" svg:height="14.573cm" draw:z-index="3"><draw:image xlink:href="Pictures/10000001000005E400000303DF7F5A7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5" text:anchor-type="char" svg:width="28.508cm" svg:height="16.955cm" draw:z-index="4"><draw:image xlink:href="Pictures/1000000100000512000003046F917FF8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6" text:anchor-type="char" svg:width="28.508cm" svg:height="15.854cm" draw:z-index="5"><draw:image xlink:href="Pictures/10000001000005770000030A66E1C0E6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7" text:anchor-type="char" svg:width="28.508cm" svg:height="15.714cm" draw:z-index="6"><draw:image xlink:href="Pictures/100000010000057C0000030664DCA7D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8" text:anchor-type="char" svg:width="28.508cm" svg:height="13.462cm" draw:z-index="7"><draw:image xlink:href="Pictures/10000001000005EA000002CB3DE7F4E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9" text:anchor-type="char" svg:width="28.508cm" svg:height="14.138cm" draw:z-index="8"><draw:image xlink:href="Pictures/10000001000005D4000002E440E20C00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2" draw:name="Imagen10" text:anchor-type="char" svg:width="28.508cm" svg:height="14.571cm" draw:z-index="9"><draw:image xlink:href="Pictures/10000001000005EE00000308575DDCD7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1"><draw:frame draw:style-name="fr1" draw:name="Imagen11" text:anchor-type="char" svg:width="10.105cm" svg:height="5.978cm" draw:z-index="10"><draw:image xlink:href="Pictures/100000010000017E000000E20A1841E0.png" xlink:type="simple" xlink:show="embed" xlink:actuate="onLoad" draw:mime-type="image/png"/></draw:frame></text:p>
          </table:table-cell>
        </table:table-row>
        <table:table-row table:style-name="t1.3">
          <table:table-cell table:style-name="t1.A2" office:value-type="string">
            <text:p text:style-name="P1"/>
          </table:table-cell>
        </table:table-row>
        <table:table-row table:style-name="t1.3">
          <table:table-cell table:style-name="t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50:32.848146480</meta:creation-date>
    <dc:date>2024-12-28T21:13:33.580384895</dc:date>
    <meta:editing-duration>PT10M21S</meta:editing-duration>
    <meta:editing-cycles>3</meta:editing-cycles>
    <meta:generator>LibreOffice/24.2.7.2$Linux_X86_64 LibreOffice_project/420$Build-2</meta:generator>
    <meta:document-statistic meta:table-count="1" meta:image-count="11" meta:object-count="0" meta:page-count="11" meta:paragraph-count="0" meta:word-count="0" meta:character-count="0" meta:non-whitespace-character-count="0"/>
  </office:meta>
</office:document-meta>
</file>